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e2fd" officeooo:paragraph-rsid="0016e2fd"/>
    </style:style>
    <style:style style:name="P2" style:family="paragraph" style:parent-style-name="Standard">
      <style:text-properties fo:font-style="normal" officeooo:rsid="0016e2fd" officeooo:paragraph-rsid="0016e2fd" style:font-style-asian="normal" style:font-style-complex="normal"/>
    </style:style>
    <style:style style:name="P3" style:family="paragraph" style:parent-style-name="Standard">
      <style:text-properties fo:font-style="normal" officeooo:rsid="00197128" officeooo:paragraph-rsid="0019712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5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I’m Gabin Courdy. <text:span text:style-name="T1">(Folsom Prison blues starts playing, with a banner like « culture ».) </text:span></text:p>
      <text:p text:style-name="P1"><text:span text:style-name="T1"/></text:p>
      <text:p text:style-name="P2">I am an eighteen ears old student, looking to learn many things and be helpful.</text:p>
      <text:p text:style-name="P2"/>
      <text:p text:style-name="P3">I have essential experience of MacOS and Windows and FreeBSD as I have used all of them, and a good knowledge of Linux as I daily-drive it.</text:p>
      <text:p text:style-name="P3">Three years ago, I saved old laptops from obsolescence by installing Linux on them. Two years ago, I played around with Linux and FreeBSD, setting up upnp and Apache http servers, and followed computer science specialized classes. A year ago, for my final oral exa<text:span text:style-name="T2">m</text:span>, I set up an online games server, entirely written in python and sqlite <text:span text:style-name="T2">and explained my experience</text:span> ; I got the best grade in the subject, and got my High School Diploma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abin Courdy</meta:initial-creator>
    <meta:creation-date>2023-09-26T16:07:01.796000000</meta:creation-date>
    <dc:date>2023-09-26T16:39:16.456000000</dc:date>
    <dc:creator>Gabin Courdy</dc:creator>
    <meta:editing-duration>PT32M14S</meta:editing-duration>
    <meta:editing-cycles>3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4" meta:word-count="135" meta:character-count="749" meta:non-whitespace-character-count="617"/>
  </office:meta>
</office:document-meta>
</file>